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0f0dce" officeooo:paragraph-rsid="000f0dce" style:font-size-asian="9pt" style:font-size-complex="9pt"/>
    </style:style>
    <style:style style:name="P2" style:family="paragraph" style:parent-style-name="Standard">
      <style:text-properties fo:font-size="9pt" officeooo:rsid="00103186" officeooo:paragraph-rsid="00103186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neral/</text:p>
      <text:p text:style-name="P1"><text:s text:c="4"/>Very Fast 1080p30</text:p>
      <text:p text:style-name="P1"><text:s text:c="8"/>Small H.264 video (up to 1080p30) and AAC stereo audio, in</text:p>
      <text:p text:style-name="P1"><text:s text:c="8"/>an MP4 container.</text:p>
      <text:p text:style-name="P1"><text:s text:c="4"/>Very Fast 720p30</text:p>
      <text:p text:style-name="P1"><text:s text:c="8"/>Small H.264 video (up to 720p30) and AAC stereo audio, in an</text:p>
      <text:p text:style-name="P1"><text:s text:c="8"/>MP4 container.</text:p>
      <text:p text:style-name="P1"><text:s text:c="4"/>Very Fast 576p25</text:p>
      <text:p text:style-name="P1"><text:s text:c="8"/>Small H.264 video (up to 576p25) and AAC stereo audio, in an</text:p>
      <text:p text:style-name="P1"><text:s text:c="8"/>MP4 container.</text:p>
      <text:p text:style-name="P1"><text:s text:c="4"/>Very Fast 480p30</text:p>
      <text:p text:style-name="P1"><text:s text:c="8"/>Small H.264 video (up to 480p30) and AAC stereo audio, in an</text:p>
      <text:p text:style-name="P1"><text:s text:c="8"/>MP4 container.</text:p>
      <text:p text:style-name="P1"><text:s text:c="4"/>Fast 1080p30</text:p>
      <text:p text:style-name="P1"><text:s text:c="8"/>H.264 video (up to 1080p30) and AAC stereo audio, in an MP4</text:p>
      <text:p text:style-name="P1"><text:s text:c="8"/>container.</text:p>
      <text:p text:style-name="P1"><text:s text:c="4"/>Fast 720p30</text:p>
      <text:p text:style-name="P1"><text:s text:c="8"/>H.264 video (up to 720p30) and AAC stereo audio, in an MP4</text:p>
      <text:p text:style-name="P1"><text:s text:c="8"/>container.</text:p>
      <text:p text:style-name="P1"><text:s text:c="4"/>Fast 576p25</text:p>
      <text:p text:style-name="P1"><text:s text:c="8"/>H.264 video (up to 576p25) and AAC stereo audio, in an MP4</text:p>
      <text:p text:style-name="P1"><text:s text:c="8"/>container.</text:p>
      <text:p text:style-name="P1"><text:s text:c="4"/>Fast 480p30</text:p>
      <text:p text:style-name="P1"><text:s text:c="8"/>H.264 video (up to 480p30) and AAC stereo audio, in an MP4</text:p>
      <text:p text:style-name="P1"><text:s text:c="8"/>container.</text:p>
      <text:p text:style-name="P1"><text:s text:c="4"/>HQ 1080p30 Surround</text:p>
      <text:p text:style-name="P1"><text:s text:c="8"/>High quality H.264 video (up to 1080p30), AAC stereo audio,</text:p>
      <text:p text:style-name="P1"><text:s text:c="8"/>and Dolby Digital (AC-3) surround audio, in an MP4</text:p>
      <text:p text:style-name="P1"><text:s text:c="8"/>container.</text:p>
      <text:p text:style-name="P1"><text:s text:c="4"/>HQ 720p30 Surround</text:p>
      <text:p text:style-name="P1"><text:s text:c="8"/>High quality H.264 video (up to 720p30), AAC stereo audio,</text:p>
      <text:p text:style-name="P1"><text:s text:c="8"/>and Dolby Digital (AC-3) surround audio, in an MP4</text:p>
      <text:p text:style-name="P1"><text:s text:c="8"/>container.</text:p>
      <text:p text:style-name="P1"><text:s text:c="4"/>HQ 576p25 Surround</text:p>
      <text:p text:style-name="P1"><text:s text:c="8"/>High quality H.264 video (up to 576p25), AAC stereo audio,</text:p>
      <text:p text:style-name="P1"><text:s text:c="8"/>and Dolby Digital (AC-3) surround audio, in an MP4</text:p>
      <text:p text:style-name="P1"><text:s text:c="8"/>container.</text:p>
      <text:p text:style-name="P1"><text:s text:c="4"/>HQ 480p30 Surround</text:p>
      <text:p text:style-name="P1"><text:s text:c="8"/>High quality H.264 video (up to 480p30), AAC stereo audio,</text:p>
      <text:p text:style-name="P1"><text:s text:c="8"/>and Dolby Digital (AC-3) surround audio, in an MP4</text:p>
      <text:p text:style-name="P1"><text:s text:c="8"/>container.</text:p>
      <text:p text:style-name="P1"><text:s text:c="4"/>Super HQ 1080p30 Surround</text:p>
      <text:p text:style-name="P1"><text:s text:c="8"/>Super high quality H.264 video (up to 1080p30), AAC stereo</text:p>
      <text:p text:style-name="P1"><text:s text:c="8"/>audio, and Dolby Digital (AC-3) surround audio, in an MP4</text:p>
      <text:p text:style-name="P1"><text:s text:c="8"/>container.</text:p>
      <text:p text:style-name="P1"><text:s text:c="4"/>Super HQ 720p30 Surround</text:p>
      <text:p text:style-name="P1"><text:s text:c="8"/>Super high quality H.264 video (up to 720p30), AAC stereo</text:p>
      <text:p text:style-name="P1"><text:s text:c="8"/>audio, and Dolby Digital (AC-3) surround audio, in an MP4</text:p>
      <text:p text:style-name="P1"><text:s text:c="8"/>container.</text:p>
      <text:p text:style-name="P1"><text:s text:c="4"/>Super HQ 576p25 Surround</text:p>
      <text:p text:style-name="P1"><text:s text:c="8"/>Super high quality H.264 video (up to 576p25), AAC stereo</text:p>
      <text:p text:style-name="P1"><text:s text:c="8"/>audio, and Dolby Digital (AC-3) surround audio, in an MP4</text:p>
      <text:p text:style-name="P1"><text:s text:c="8"/>container.</text:p>
      <text:p text:style-name="P1"><text:s text:c="4"/>Super HQ 480p30 Surround</text:p>
      <text:p text:style-name="P1"><text:s text:c="8"/>Super high quality H.264 video (up to 480p30), AAC stereo</text:p>
      <text:p text:style-name="P1"><text:s text:c="8"/>audio, and Dolby Digital (AC-3) surround audio, in an MP4</text:p>
      <text:p text:style-name="P1"><text:s text:c="8"/>container.</text:p>
      <text:p text:style-name="P1">Web/</text:p>
      <text:p text:style-name="P1"><text:s text:c="4"/>Gmail Large 3 Minutes 720p30</text:p>
      <text:p text:style-name="P1"><text:s text:c="8"/>Encode up to 3 minutes of video in large size for Gmail (25</text:p>
      <text:p text:style-name="P1"><text:s text:c="8"/>MB or less). H.264 video (up to 720p30) and AAC stereo</text:p>
      <text:p text:style-name="P1"><text:s text:c="8"/>audio, in an MP4 container.</text:p>
      <text:p text:style-name="P1"><text:s text:c="4"/>Gmail Medium 5 Minutes 480p30</text:p>
      <text:p text:style-name="P1"><text:s text:c="8"/>Encode up to 5 minutes of video in medium size for Gmail (25</text:p>
      <text:p text:style-name="P1"><text:s text:c="8"/>MB or less). H.264 video (up to 480p30) and AAC stereo</text:p>
      <text:p text:style-name="P1"><text:s text:c="8"/>audio, in an MP4 container.</text:p>
      <text:p text:style-name="P1"><text:s text:c="4"/>Gmail Small 10 Minutes 288p30</text:p>
      <text:p text:style-name="P1"><text:s text:c="8"/>Encode up to 10 minutes of video in small size for Gmail (25</text:p>
      <text:p text:style-name="P1"><text:s text:c="8"/>MB or less). H.264 video (up to 288p30) and AAC mono audio,</text:p>
      <text:p text:style-name="P1"><text:soft-page-break/><text:s text:c="8"/>in an MP4 container.</text:p>
      <text:p text:style-name="P1">Devices/</text:p>
      <text:p text:style-name="P1"><text:s text:c="4"/>Android 1080p30</text:p>
      <text:p text:style-name="P1"><text:s text:c="8"/>H.264 video (up to 1080p30) and AAC stereo audio, in an MP4</text:p>
      <text:p text:style-name="P1"><text:s text:c="8"/>container. Compatible with Android devices.</text:p>
      <text:p text:style-name="P1"><text:s text:c="4"/>Android 720p30</text:p>
      <text:p text:style-name="P1"><text:s text:c="8"/>H.264 video (up to 720p30) and AAC stereo audio, in an MP4</text:p>
      <text:p text:style-name="P1"><text:s text:c="8"/>container. Compatible with Android devices.</text:p>
      <text:p text:style-name="P1"><text:s text:c="4"/>Android 576p25</text:p>
      <text:p text:style-name="P1"><text:s text:c="8"/>H.264 video (up to 576p25) and AAC stereo audio, in an MP4</text:p>
      <text:p text:style-name="P1"><text:s text:c="8"/>container. Compatible with Android devices.</text:p>
      <text:p text:style-name="P1"><text:s text:c="4"/>Android 480p30</text:p>
      <text:p text:style-name="P1"><text:s text:c="8"/>H.264 video (up to 480p30) and AAC stereo audio, in an MP4</text:p>
      <text:p text:style-name="P1"><text:s text:c="8"/>container. Compatible with Android devices.</text:p>
      <text:p text:style-name="P1"><text:s text:c="4"/>Apple 1080p60 Surround</text:p>
      <text:p text:style-name="P1"><text:s text:c="8"/>H.264 video (up to 1080p60), AAC stereo audio, and Dolby</text:p>
      <text:p text:style-name="P1"><text:s text:c="8"/>Digital (AC-3) surround audio, in an MP4 container.</text:p>
      <text:p text:style-name="P1"><text:s text:c="8"/>Compatible with Apple iPad Pro; iPad Air; iPad mini 2nd, 3rd</text:p>
      <text:p text:style-name="P1"><text:s text:c="8"/>Generation and later; Apple TV 4th Generation and later.</text:p>
      <text:p text:style-name="P1"><text:s text:c="4"/>Apple 1080p30 Surround</text:p>
      <text:p text:style-name="P1"><text:s text:c="8"/>H.264 video (up to 1080p30), AAC stereo audio, and Dolby</text:p>
      <text:p text:style-name="P1"><text:s text:c="8"/>Digital (AC-3) surround audio, in an MP4 container.</text:p>
      <text:p text:style-name="P1"><text:s text:c="8"/>Compatible with Apple iPhone 5, 5S, 6, 6s, and later; iPod</text:p>
      <text:p text:style-name="P1"><text:s text:c="8"/>touch 6th Generation and later; iPad Pro; iPad Air; iPad</text:p>
      <text:p text:style-name="P1"><text:s text:c="8"/>3rd, 4th Generation and later; iPad mini; Apple TV 3rd</text:p>
      <text:p text:style-name="P1"><text:s text:c="8"/>Generation and later.</text:p>
      <text:p text:style-name="P1"><text:s text:c="4"/>Apple 720p30 Surround</text:p>
      <text:p text:style-name="P1"><text:s text:c="8"/>H.264 video (up to 720p30), AAC stereo audio, and Dolby</text:p>
      <text:p text:style-name="P1"><text:s text:c="8"/>Digital (AC-3) surround audio, in an MP4 container.</text:p>
      <text:p text:style-name="P1"><text:s text:c="8"/>Compatible with Apple iPhone 4 and later; iPod touch 4th,</text:p>
      <text:p text:style-name="P1"><text:s text:c="8"/>5th Generation and later; Apple TV 2nd Generation and later.</text:p>
      <text:p text:style-name="P1"><text:s text:c="4"/>Apple 540p30 Surround</text:p>
      <text:p text:style-name="P1"><text:s text:c="8"/>H.264 video (up to 540p30), AAC stereo audio, and Dolby</text:p>
      <text:p text:style-name="P1"><text:s text:c="8"/>Digital (AC-3) surround audio, in an MP4 container.</text:p>
      <text:p text:style-name="P1"><text:s text:c="8"/>Compatible with Apple iPhone 1st Generation, 3G, 3GS, and</text:p>
      <text:p text:style-name="P1"><text:s text:c="8"/>later; iPod touch 1st, 2nd, 3rd Generation and later; iPod</text:p>
      <text:p text:style-name="P1"><text:s text:c="8"/>Classic; Apple TV 1st Generation and later.</text:p>
      <text:p text:style-name="P1"><text:s text:c="4"/>Apple 240p30</text:p>
      <text:p text:style-name="P1"><text:s text:c="8"/>H.264 video (up to 240p30) and AAC stereo audio, in an MP4</text:p>
      <text:p text:style-name="P1"><text:s text:c="8"/>container. Compatible with Apple iPod 5th Generation and</text:p>
      <text:p text:style-name="P1"><text:s text:c="8"/>later.</text:p>
      <text:p text:style-name="P1"><text:s text:c="4"/>Chromecast 1080p30 Surround</text:p>
      <text:p text:style-name="P1"><text:s text:c="8"/>H.264 video (up to 1080p30), AAC stereo audio, and Dolby</text:p>
      <text:p text:style-name="P1"><text:s text:c="8"/>Digital (AC-3) surround audio, in an MP4 container.</text:p>
      <text:p text:style-name="P1"><text:s text:c="8"/>Compatible with Google Chromecast.</text:p>
      <text:p text:style-name="P1"><text:s text:c="4"/>Fire TV 1080p30 Surround</text:p>
      <text:p text:style-name="P1"><text:s text:c="8"/>H.264 video (up to 1080p30), AAC stereo audio, and Dolby</text:p>
      <text:p text:style-name="P1"><text:s text:c="8"/>Digital (AC-3) audio, in an MP4 container. Compatible with</text:p>
      <text:p text:style-name="P1"><text:s text:c="8"/>Amazon Fire TV.</text:p>
      <text:p text:style-name="P1"><text:s text:c="4"/>Playstation 1080p30 Surround</text:p>
      <text:p text:style-name="P1"><text:s text:c="8"/>H.264 video (up to 1080p30), AAC stereo audio, and Dolby</text:p>
      <text:p text:style-name="P1"><text:s text:c="8"/>Digital (AC-3) surround audio, in an MP4 container.</text:p>
      <text:p text:style-name="P1"><text:s text:c="8"/>Compatible with Playstation 3 and 4.</text:p>
      <text:p text:style-name="P1"><text:s text:c="4"/>Playstation 720p30</text:p>
      <text:p text:style-name="P1"><text:s text:c="8"/>H.264 video (up to 720p30) and AAC stereo audio, in an MP4</text:p>
      <text:p text:style-name="P1"><text:s text:c="8"/>container. Compatible with Playstation Vita TV.</text:p>
      <text:p text:style-name="P1"><text:s text:c="4"/>Playstation 540p30</text:p>
      <text:p text:style-name="P1"><text:s text:c="8"/>H.264 video (up to 540p30) and AAC stereo audio, in an MP4</text:p>
      <text:p text:style-name="P1"><text:s text:c="8"/>container. Compatible with Playstation Vita.</text:p>
      <text:p text:style-name="P1"><text:s text:c="4"/>Roku 2160p60 4K Surround</text:p>
      <text:p text:style-name="P1"><text:s text:c="8"/>H.265 video (up to 2160p60), AAC stereo audio, and surround</text:p>
      <text:p text:style-name="P1"><text:s text:c="8"/>audio, in an MKV container. Compatible with Roku 4.</text:p>
      <text:p text:style-name="P1"><text:s text:c="4"/>Roku 2160p30 4K Surround</text:p>
      <text:p text:style-name="P1"><text:s text:c="8"/>H.265 video (up to 2160p30), AAC stereo audio, and surround</text:p>
      <text:p text:style-name="P1"><text:s text:c="8"/>audio, in an MKV container. Compatible with Roku 4.</text:p>
      <text:p text:style-name="P1"><text:s text:c="4"/>Roku 1080p30 Surround</text:p>
      <text:p text:style-name="P1"><text:s text:c="8"/>H.264 video (up to 1080p30), AAC stereo audio, and Dolby</text:p>
      <text:p text:style-name="P1"><text:s text:c="8"/>Digital (AC-3) surround audio, in an MP4 container.</text:p>
      <text:p text:style-name="P1"><text:s text:c="8"/>Compatible with Roku 1080p models.</text:p>
      <text:p text:style-name="P1"><text:soft-page-break/><text:s text:c="4"/>Roku 720p30 Surround</text:p>
      <text:p text:style-name="P1"><text:s text:c="8"/>H.264 video (up to 720p30), AAC stereo audio, and Dolby</text:p>
      <text:p text:style-name="P1"><text:s text:c="8"/>Digital (AC-3) surround audio, in an MP4 container.</text:p>
      <text:p text:style-name="P1"><text:s text:c="8"/>Compatible with Roku 720p models.</text:p>
      <text:p text:style-name="P1"><text:s text:c="4"/>Roku 576p25</text:p>
      <text:p text:style-name="P1"><text:s text:c="8"/>H.264 video (up to 576p25) and AAC stereo audio, in an MP4</text:p>
      <text:p text:style-name="P1"><text:s text:c="8"/>container. Compatible with Roku standard definition models.</text:p>
      <text:p text:style-name="P1"><text:s text:c="4"/>Roku 480p30</text:p>
      <text:p text:style-name="P1"><text:s text:c="8"/>H.264 video (up to 480p30) and AAC stereo audio, in an MP4</text:p>
      <text:p text:style-name="P1"><text:s text:c="8"/>container. Compatible with Roku standard definition models.</text:p>
      <text:p text:style-name="P1"><text:s text:c="4"/>Windows Mobile 1080p30</text:p>
      <text:p text:style-name="P1"><text:s text:c="8"/>H.264 video (up to 1080p30) and AAC stereo audio, in an MP4</text:p>
      <text:p text:style-name="P1"><text:s text:c="8"/>container. Compatible with Windows Mobile devices with</text:p>
      <text:p text:style-name="P1"><text:s text:c="8"/>Qualcomm Snapdragon 800 (MSM8974), S4 (MSM8x30, MSM8960),</text:p>
      <text:p text:style-name="P1"><text:s text:c="8"/>and better CPUs.</text:p>
      <text:p text:style-name="P1"><text:s text:c="4"/>Windows Mobile 720p30</text:p>
      <text:p text:style-name="P1"><text:s text:c="8"/>H.264 video (up to 720p30) and AAC stereo audio, in an MP4</text:p>
      <text:p text:style-name="P1"><text:s text:c="8"/>container. Compatible with Windows Mobile devices with</text:p>
      <text:p text:style-name="P1"><text:s text:c="8"/>Qualcomm Snapdragon S4 (MSM8x27), S2 (MSM8x55), S1</text:p>
      <text:p text:style-name="P1"><text:s text:c="8"/>(MSM8x50), and better CPUs.</text:p>
      <text:p text:style-name="P1"><text:s text:c="4"/>Windows Mobile 540p30</text:p>
      <text:p text:style-name="P1"><text:s text:c="8"/>H.264 video (up to 540p30) and AAC stereo audio, in an MP4</text:p>
      <text:p text:style-name="P1"><text:s text:c="8"/>container. Compatible with Windows Mobile devices with</text:p>
      <text:p text:style-name="P1"><text:s text:c="8"/>Qualcomm Snapdragon 200 (MSM8210, MSM8212) and better CPUs.</text:p>
      <text:p text:style-name="P1"><text:s text:c="4"/>Windows Mobile 480p30</text:p>
      <text:p text:style-name="P1"><text:s text:c="8"/>H.264 video (up to 480p30) and AAC stereo audio, in an MP4</text:p>
      <text:p text:style-name="P1"><text:s text:c="8"/>container. Compatible with Windows Mobile devices with</text:p>
      <text:p text:style-name="P1"><text:s text:c="8"/>Qualcomm Snapdragon S1 (MSM7x27a) and better CPUs.</text:p>
      <text:p text:style-name="P1"><text:s text:c="4"/>Xbox 1080p30 Surround</text:p>
      <text:p text:style-name="P1"><text:s text:c="8"/>H.264 video (up to 1080p30), AAC stereo audio, and Dolby</text:p>
      <text:p text:style-name="P1"><text:s text:c="8"/>Digital (AC-3) surround audio, in an MP4 container.</text:p>
      <text:p text:style-name="P1"><text:s text:c="8"/>Compatible with Xbox One.</text:p>
      <text:p text:style-name="P1"><text:s text:c="4"/>Xbox Legacy 1080p30 Surround</text:p>
      <text:p text:style-name="P1"><text:s text:c="8"/>H.264 video (up to 1080p30), AAC stereo audio, and Dolby</text:p>
      <text:p text:style-name="P1"><text:s text:c="8"/>Digital (AC-3) surround audio, in an MP4 container.</text:p>
      <text:p text:style-name="P1"><text:s text:c="8"/>Compatible with Xbox 360.</text:p>
      <text:p text:style-name="P1">Matroska/</text:p>
      <text:p text:style-name="P1"><text:s text:c="4"/>H.264 MKV 1080p30</text:p>
      <text:p text:style-name="P1"><text:s text:c="8"/>H.264 video (up to 1080p30) and AAC stereo audio, in an MKV</text:p>
      <text:p text:style-name="P1"><text:s text:c="8"/>container.</text:p>
      <text:p text:style-name="P1"><text:s text:c="4"/>H.264 MKV 720p30</text:p>
      <text:p text:style-name="P1"><text:s text:c="8"/>H.264 video (up to 720p30) and AAC stereo audio, in an MKV</text:p>
      <text:p text:style-name="P1"><text:s text:c="8"/>container.</text:p>
      <text:p text:style-name="P1"><text:s text:c="4"/>H.264 MKV 576p25</text:p>
      <text:p text:style-name="P1"><text:s text:c="8"/>H.264 video (up to 576p25) and AAC stereo audio, in an MKV</text:p>
      <text:p text:style-name="P1"><text:s text:c="8"/>container.</text:p>
      <text:p text:style-name="P1"><text:s text:c="4"/>H.264 MKV 480p30</text:p>
      <text:p text:style-name="P1"><text:s text:c="8"/>H.264 video (up to 480p30) and AAC stereo audio, in an MKV</text:p>
      <text:p text:style-name="P1"><text:s text:c="8"/>container.</text:p>
      <text:p text:style-name="P1"><text:s text:c="4"/>H.265 MKV 1080p30</text:p>
      <text:p text:style-name="P1"><text:s text:c="8"/>H.265 video (up to 1080p30) and AAC stereo audio, in an MKV</text:p>
      <text:p text:style-name="P1"><text:s text:c="8"/>container.</text:p>
      <text:p text:style-name="P1"><text:s text:c="4"/>H.265 MKV 720p30</text:p>
      <text:p text:style-name="P1"><text:s text:c="8"/>H.265 video (up to 720p30) and AAC stereo audio, in an MKV</text:p>
      <text:p text:style-name="P1"><text:s text:c="8"/>container.</text:p>
      <text:p text:style-name="P1"><text:s text:c="4"/>H.265 MKV 576p25</text:p>
      <text:p text:style-name="P1"><text:s text:c="8"/>H.265 video (up to 576p25) and AAC stereo audio, in an MKV</text:p>
      <text:p text:style-name="P1"><text:s text:c="8"/>container.</text:p>
      <text:p text:style-name="P1"><text:s text:c="4"/>H.265 MKV 480p30</text:p>
      <text:p text:style-name="P1"><text:s text:c="8"/>H.265 video (up to 480p30) and AAC stereo audio, in an MKV</text:p>
      <text:p text:style-name="P1"><text:s text:c="8"/>container.</text:p>
      <text:p text:style-name="P1"><text:s text:c="4"/>VP8 MKV 1080p30</text:p>
      <text:p text:style-name="P1"><text:s text:c="8"/>VP8 video (up to 1080p30) and Vorbis stereo audio, in an MKV</text:p>
      <text:p text:style-name="P1"><text:s text:c="8"/>container.</text:p>
      <text:p text:style-name="P1"><text:s text:c="4"/>VP8 MKV 720p30</text:p>
      <text:p text:style-name="P1"><text:s text:c="8"/>VP8 video (up to 720p30) and Vorbis stereo audio, in an MKV</text:p>
      <text:p text:style-name="P1"><text:s text:c="8"/>container.</text:p>
      <text:p text:style-name="P1"><text:s text:c="4"/>VP8 MKV 576p25</text:p>
      <text:p text:style-name="P1"><text:s text:c="8"/>VP8 video (up to 576p25) and Vorbis stereo audio, in an MKV</text:p>
      <text:p text:style-name="P1"><text:soft-page-break/><text:s text:c="8"/>container.</text:p>
      <text:p text:style-name="P1"><text:s text:c="4"/>VP8 MKV 480p30</text:p>
      <text:p text:style-name="P1"><text:s text:c="8"/>VP8 video (up to 480p30) and Vorbis stereo audio, in an MKV</text:p>
      <text:p text:style-name="P1"><text:s text:c="8"/>container.</text:p>
      <text:p text:style-name="P1"><text:s text:c="4"/>VP9 MKV 1080p30</text:p>
      <text:p text:style-name="P1"><text:s text:c="8"/>VP9 video (up to 1080p30) and Opus stereo audio, in an MKV</text:p>
      <text:p text:style-name="P1"><text:s text:c="8"/>container.</text:p>
      <text:p text:style-name="P1"><text:s text:c="4"/>VP9 MKV 720p30</text:p>
      <text:p text:style-name="P1"><text:s text:c="8"/>VP9 video (up to 720p30) and Opus stereo audio, in an MKV</text:p>
      <text:p text:style-name="P1"><text:s text:c="8"/>container.</text:p>
      <text:p text:style-name="P1"><text:s text:c="4"/>VP9 MKV 576p25</text:p>
      <text:p text:style-name="P1"><text:s text:c="8"/>VP9 video (up to 576p25) and Opus stereo audio, in an MKV</text:p>
      <text:p text:style-name="P1"><text:s text:c="8"/>container.</text:p>
      <text:p text:style-name="P1"><text:s text:c="4"/>VP9 MKV 480p30</text:p>
      <text:p text:style-name="P1"><text:s text:c="8"/>VP9 video (up to 480p30) and Opus stereo audio, in an MKV</text:p>
      <text:p text:style-name="P1"><text:s text:c="8"/>container.</text:p>
      <text:p text:style-name="P1">Legacy/</text:p>
      <text:p text:style-name="P1"><text:s text:c="4"/>Normal</text:p>
      <text:p text:style-name="P1"><text:s text:c="8"/>Legacy HandBrake 0.10.x H.264 Main Profile preset.</text:p>
      <text:p text:style-name="P1"><text:s text:c="4"/>High Profile</text:p>
      <text:p text:style-name="P1"><text:s text:c="8"/>Legacy HandBrake 0.10.x H.264 High Profile preset.</text:p>
      <text:p text:style-name="P1"><text:s text:c="4"/>Universal</text:p>
      <text:p text:style-name="P1"><text:s text:c="8"/>Legacy HandBrake 0.10.x preset including Dolby Digital</text:p>
      <text:p text:style-name="P1"><text:s text:c="8"/>(AC-3) surround sound and compatible with nearly all Apple</text:p>
      <text:p text:style-name="P1"><text:s text:c="8"/>devices.</text:p>
      <text:p text:style-name="P1"><text:s text:c="4"/>iPod</text:p>
      <text:p text:style-name="P1"><text:s text:c="8"/>Legacy HandBrake 0.10.x preset compatible with Apple iPod</text:p>
      <text:p text:style-name="P1"><text:s text:c="8"/>5th Generation and later.</text:p>
      <text:p text:style-name="P1"><text:s text:c="4"/>iPhone &amp; iPod touch</text:p>
      <text:p text:style-name="P1"><text:s text:c="8"/>Legacy HandBrake 0.10.x preset compatible with Apple iPhone</text:p>
      <text:p text:style-name="P1"><text:s text:c="8"/>4, iPod touch 3rd Generation, and later devices.</text:p>
      <text:p text:style-name="P1"><text:s text:c="4"/>iPad</text:p>
      <text:p text:style-name="P1"><text:s text:c="8"/>Legacy HandBrake 0.10.x preset compatible with Apple iPad</text:p>
      <text:p text:style-name="P1"><text:s text:c="8"/>(all generations).</text:p>
      <text:p text:style-name="P1"><text:s text:c="4"/>AppleTV</text:p>
      <text:p text:style-name="P1"><text:s text:c="8"/>Legacy HandBrake 0.10.x preset including Dolby Digital</text:p>
      <text:p text:style-name="P1"><text:s text:c="8"/>(AC-3) surround sound, compatible with Apple TV 1st</text:p>
      <text:p text:style-name="P1"><text:s text:c="8"/>Generation and later.</text:p>
      <text:p text:style-name="P1"><text:s text:c="4"/>AppleTV 2</text:p>
      <text:p text:style-name="P1"><text:s text:c="8"/>Legacy HandBrake 0.10.x preset including Dolby Digital</text:p>
      <text:p text:style-name="P1"><text:s text:c="8"/>(AC-3) surround sound, compatible with Apple TV 2nd</text:p>
      <text:p text:style-name="P1"><text:s text:c="8"/>Generation and later.</text:p>
      <text:p text:style-name="P1"><text:s text:c="4"/>AppleTV 3</text:p>
      <text:p text:style-name="P1"><text:s text:c="8"/>Legacy HandBrake 0.10.x preset including Dolby Digital</text:p>
      <text:p text:style-name="P1"><text:s text:c="8"/>(AC-3) surround sound, compatible with Apple TV 3rd</text:p>
      <text:p text:style-name="P1"><text:s text:c="8"/>Generation and later.</text:p>
      <text:p text:style-name="P1"><text:s text:c="4"/>Android</text:p>
      <text:p text:style-name="P1"><text:s text:c="8"/>Legacy HandBrake 0.10.x preset compatible with Android 2.3</text:p>
      <text:p text:style-name="P1"><text:s text:c="8"/>and later handheld devices.</text:p>
      <text:p text:style-name="P1"><text:s text:c="4"/>Android Tablet</text:p>
      <text:p text:style-name="P1"><text:s text:c="8"/>Legacy HandBrake 0.10.x preset compatible with Android 2.3</text:p>
      <text:p text:style-name="P1"><text:s text:c="8"/>and later tablets.</text:p>
      <text:p text:style-name="P1"><text:s text:c="4"/>Windows Phone 8</text:p>
      <text:p text:style-name="P1"><text:s text:c="8"/>Legacy HandBrake 0.10.x preset compatible with most Windows</text:p>
      <text:p text:style-name="P1"><text:s text:c="8"/>Phone 8 devices.</text:p>
      <text:p text:style-name="P1">CLI Defaults/</text:p>
      <text:p text:style-name="P1"><text:s text:c="4"/>CLI Defau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06:24:22.205062819</meta:creation-date>
    <dc:date>2017-11-13T14:56:22.784337640</dc:date>
    <meta:editing-duration>PT5M3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264" meta:word-count="1580" meta:character-count="11075" meta:non-whitespace-character-count="7991"/>
  </office:meta>
</office:document-meta>
</file>